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3.792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023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1.598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1.034cm"/>
    </style:style>
    <style:style style:name="co37" style:family="table-column">
      <style:table-column-properties fo:break-before="auto" style:column-width="2.233cm"/>
    </style:style>
    <style:style style:name="co38" style:family="table-column">
      <style:table-column-properties fo:break-before="auto" style:column-width="2.614cm"/>
    </style:style>
    <style:style style:name="co39" style:family="table-column">
      <style:table-column-properties fo:break-before="auto" style:column-width="4.801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773cm"/>
    </style:style>
    <style:style style:name="co42" style:family="table-column">
      <style:table-column-properties fo:break-before="auto" style:column-width="0.725cm"/>
    </style:style>
    <style:style style:name="co43" style:family="table-column">
      <style:table-column-properties fo:break-before="auto" style:column-width="2.298cm"/>
    </style:style>
    <style:style style:name="co44" style:family="table-column">
      <style:table-column-properties fo:break-before="auto" style:column-width="1.923cm"/>
    </style:style>
    <style:style style:name="co45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5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7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09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4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 fo:color="#cc7832"/>
    </style:style>
    <style:style style:name="T1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 fo:color="#6a8759"/>
    </style:style>
    <style:style style:name="T11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F/U15F", </text:p>
            <text:p>"date": "Vendredi 05/01/2024", </text:p>
            <text:p>"temps_jeu": "Temps de jeu 8 minutes. Rotation toutes les 9 minutes", </text:p>
            <text:p>"lien_reglement": "pdf/01_ReglementTournoi2024.pdf", </text:p>
            <text:p>"lien_ficheequipe": "pdf/02_Reference-Inscriptions2024.pdf", </text:p>
            <text:p>"lien_site": "https://www.tes.fcvalduloir.live/fcvlfutsal_u13f_u15f_2024/dist/", </text:p>
            <text:p>"titre_QRcode": "Tournoi En Salle FCVL futsal U13F U15F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F"</text:span><text:span text:style-name="T4">,</text:span></text:p>
            <text:p><text:span text:style-name="T6">"nomlong"</text:span><text:span text:style-name="T4">: </text:span><text:span text:style-name="T5">"U13 Féminines"</text:span><text:span text:style-name="T4">,</text:span></text:p>
            <text:p><text:span text:style-name="T6">"texthoraire"</text:span><text:span text:style-name="T4">: </text:span><text:span text:style-name="T5">"Rdv 15h00 - Début 15h3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F"</text:span><text:span text:style-name="T4">,</text:span></text:p>
            <text:p><text:span text:style-name="T6">"nomlong"</text:span><text:span text:style-name="T4">: </text:span><text:span text:style-name="T5">"U15 Féminines"</text:span><text:span text:style-name="T4">,</text:span></text:p>
            <text:p><text:span text:style-name="T8">"texthoraire"</text:span><text:span text:style-name="T9">: </text:span><text:span text:style-name="T10">"Rdv 15h00 - Début 15h30</text:span><text:span text:style-name="T5">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f_u15f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11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1</text:p>
          </table:table-cell>
          <table:table-cell table:style-name="ce40" office:value-type="string" calcext:value-type="string">
            <text:p>ST SATURNIN 1</text:p>
          </table:table-cell>
          <table:table-cell table:style-name="ce40" office:value-type="string" calcext:value-type="string">
            <text:p>FCSSM1</text:p>
          </table:table-cell>
          <table:table-cell table:style-name="ce40" office:value-type="string" calcext:value-type="string">
            <text:p>saintsatmiless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2</text:p>
          </table:table-cell>
          <table:table-cell table:style-name="ce40" office:value-type="string" calcext:value-type="string">
            <text:p>FC VAL DU LOIR</text:p>
          </table:table-cell>
          <table:table-cell table:style-name="ce40" office:value-type="string" calcext:value-type="string">
            <text:p>FCVL</text:p>
          </table:table-cell>
          <table:table-cell table:style-name="ce40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3</text:p>
          </table:table-cell>
          <table:table-cell table:style-name="ce40" office:value-type="string" calcext:value-type="string">
            <text:p>SABLE F.C.</text:p>
          </table:table-cell>
          <table:table-cell table:style-name="ce40" office:value-type="string" calcext:value-type="string">
            <text:p>SABLE</text:p>
          </table:table-cell>
          <table:table-cell table:style-name="ce40" office:value-type="string" calcext:value-type="string">
            <text:p>sabl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4</text:p>
          </table:table-cell>
          <table:table-cell table:style-name="ce37" office:value-type="string" calcext:value-type="string">
            <text:p>GATINE CHOIS.2</text:p>
          </table:table-cell>
          <table:table-cell table:style-name="ce37" office:value-type="string" calcext:value-type="string">
            <text:p>GATINE2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5</text:p>
          </table:table-cell>
          <table:table-cell table:style-name="ce52" office:value-type="string" calcext:value-type="string">
            <text:p>LE MANC FC</text:p>
          </table:table-cell>
          <table:table-cell table:style-name="ce37" office:value-type="string" calcext:value-type="string">
            <text:p>LE MANC</text:p>
          </table:table-cell>
          <table:table-cell table:style-name="ce52" office:value-type="string" calcext:value-type="string">
            <text:p>lemans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6</text:p>
          </table:table-cell>
          <table:table-cell table:style-name="ce37" office:value-type="string" calcext:value-type="string">
            <text:p>GATINE CHOIS.1</text:p>
          </table:table-cell>
          <table:table-cell table:style-name="ce37" office:value-type="string" calcext:value-type="string">
            <text:p>GATINE1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7</text:p>
          </table:table-cell>
          <table:table-cell table:style-name="ce40" office:value-type="string" calcext:value-type="string">
            <text:p>ST SATURNIN 2</text:p>
          </table:table-cell>
          <table:table-cell table:style-name="ce40" office:value-type="string" calcext:value-type="string">
            <text:p>FCSSM2</text:p>
          </table:table-cell>
          <table:table-cell table:style-name="ce40" office:value-type="string" calcext:value-type="string">
            <text:p>saintsatmiless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8</text:p>
          </table:table-cell>
          <table:table-cell table:style-name="ce40" office:value-type="string" calcext:value-type="string">
            <text:p>AS SARGE</text:p>
          </table:table-cell>
          <table:table-cell table:style-name="ce40" office:value-type="string" calcext:value-type="string">
            <text:p>SARGE</text:p>
          </table:table-cell>
          <table:table-cell table:style-name="ce40" office:value-type="string" calcext:value-type="string">
            <text:p>sarge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1</text:p>
          </table:table-cell>
          <table:table-cell table:style-name="ce40" office:value-type="string" calcext:value-type="string">
            <text:p>FC VAL DU LOIR</text:p>
          </table:table-cell>
          <table:table-cell table:style-name="ce40" office:value-type="string" calcext:value-type="string">
            <text:p>FCVL</text:p>
          </table:table-cell>
          <table:table-cell table:style-name="ce40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2</text:p>
          </table:table-cell>
          <table:table-cell table:style-name="ce37" office:value-type="string" calcext:value-type="string">
            <text:p>GATINE CHOIS.2</text:p>
          </table:table-cell>
          <table:table-cell table:style-name="ce37" office:value-type="string" calcext:value-type="string">
            <text:p>GATINE2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3</text:p>
          </table:table-cell>
          <table:table-cell table:style-name="ce40" office:value-type="string" calcext:value-type="string">
            <text:p>SABLE F.C.</text:p>
          </table:table-cell>
          <table:table-cell table:style-name="ce40" office:value-type="string" calcext:value-type="string">
            <text:p>SABLE</text:p>
          </table:table-cell>
          <table:table-cell table:style-name="ce40" office:value-type="string" calcext:value-type="string">
            <text:p>sabl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4</text:p>
          </table:table-cell>
          <table:table-cell table:style-name="ce40" office:value-type="string" calcext:value-type="string">
            <text:p>ECOMMOY F.C.</text:p>
          </table:table-cell>
          <table:table-cell table:style-name="ce40" office:value-type="string" calcext:value-type="string">
            <text:p>ECOMMOY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5</text:p>
          </table:table-cell>
          <table:table-cell table:style-name="ce41" office:value-type="string" calcext:value-type="string">
            <text:p>CHANGE CS</text:p>
          </table:table-cell>
          <table:table-cell table:style-name="ce40" office:value-type="string" calcext:value-type="string">
            <text:p>CHANGE</text:p>
          </table:table-cell>
          <table:table-cell table:style-name="ce41" office:value-type="string" calcext:value-type="string">
            <text:p>chang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6</text:p>
          </table:table-cell>
          <table:table-cell table:style-name="ce37" office:value-type="string" calcext:value-type="string">
            <text:p>GATINE CHOIS.1</text:p>
          </table:table-cell>
          <table:table-cell table:style-name="ce37" office:value-type="string" calcext:value-type="string">
            <text:p>GATINE1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7</text:p>
          </table:table-cell>
          <table:table-cell table:style-name="ce40" office:value-type="string" calcext:value-type="string">
            <text:p>VILLIERS AU BOUIN</text:p>
          </table:table-cell>
          <table:table-cell table:style-name="ce40" office:value-type="string" calcext:value-type="string">
            <text:p>VILLIERS</text:p>
          </table:table-cell>
          <table:table-cell table:style-name="ce40" office:value-type="string" calcext:value-type="string">
            <text:p>villiers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8</text:p>
          </table:table-cell>
          <table:table-cell table:style-name="ce40" office:value-type="string" calcext:value-type="string">
            <text:p>AS SARGE</text:p>
          </table:table-cell>
          <table:table-cell table:style-name="ce40" office:value-type="string" calcext:value-type="string">
            <text:p>SARGE</text:p>
          </table:table-cell>
          <table:table-cell table:style-name="ce40" office:value-type="string" calcext:value-type="string">
            <text:p>sarge.png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4"/>
          <table:table-cell table:style-name="ce57"/>
          <table:table-cell table:number-columns-repeated="4"/>
        </table:table-row>
        <table:table-row table:style-name="ro3" table:number-rows-repeated="10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20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C" calcext:value-type="string">
            <text:p>LE MAN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</table:table-row>
        <table:table-row table:style-name="ro4">
          <table:table-cell table:style-name="ce85" table:formula="of:=1/24/60*9" office:value-type="float" office:value="0.00625" calcext:value-type="float">
            <text:p>0,00625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15H39M00S" calcext:value-type="time">
            <text:p>15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</table:table-row>
        <table:table-row table:style-name="ro4">
          <table:table-cell table:style-name="ce85" office:value-type="string" calcext:value-type="string">
            <text:p>1/24/60*9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[.$A$6]" office:value-type="time" office:time-value="PT15H39M00S" calcext:value-type="time">
            <text:p>15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15H48M00S" calcext:value-type="time">
            <text:p>15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8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9]" office:value-type="string" office:string-value="GATINE2" calcext:value-type="string">
            <text:p>GATINE2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[.$A$6]" office:value-type="time" office:time-value="PT15H48M00S" calcext:value-type="time">
            <text:p>15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22]" office:value-type="string" office:string-value="CHANGE" calcext:value-type="string">
            <text:p>CHANG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23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15H57M00S" calcext:value-type="time">
            <text:p>15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20]" office:value-type="string" office:string-value="SABLE" calcext:value-type="string">
            <text:p>SABL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21]" office:value-type="string" office:string-value="ECOMMOY" calcext:value-type="string">
            <text:p>ECOMMOY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[.$A$6]" office:value-type="time" office:time-value="PT15H57M00S" calcext:value-type="time">
            <text:p>15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24]" office:value-type="string" office:string-value="VILLIERS" calcext:value-type="string">
            <text:p>VILLIERS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25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16H06M00S" calcext:value-type="time">
            <text:p>16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[.$A$6]" office:value-type="time" office:time-value="PT16H06M00S" calcext:value-type="time">
            <text:p>16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16H15M00S" calcext:value-type="time">
            <text:p>16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[.$A$6]" office:value-type="time" office:time-value="PT16H15M00S" calcext:value-type="time">
            <text:p>16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C" calcext:value-type="string">
            <text:p>LE MANC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16H24M00S" calcext:value-type="time">
            <text:p>16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9]" office:value-type="string" office:string-value="GATINE2" calcext:value-type="string">
            <text:p>GATINE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21]" office:value-type="string" office:string-value="ECOMMOY" calcext:value-type="string">
            <text:p>ECOMMOY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[.$A$6]" office:value-type="time" office:time-value="PT16H24M00S" calcext:value-type="time">
            <text:p>16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23]" office:value-type="string" office:string-value="GATINE1" calcext:value-type="string">
            <text:p>GATINE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25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[.$A$6]" office:value-type="time" office:time-value="PT16H33M00S" calcext:value-type="time">
            <text:p>16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8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20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[.$A$6]" office:value-type="time" office:time-value="PT16H33M00S" calcext:value-type="time">
            <text:p>16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22]" office:value-type="string" office:string-value="CHANGE" calcext:value-type="string">
            <text:p>CHAN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[.$A$6]" office:value-type="time" office:time-value="PT16H42M00S" calcext:value-type="time">
            <text:p>16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[.$A$6]" office:value-type="time" office:time-value="PT16H42M00S" calcext:value-type="time">
            <text:p>16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[.$A$6]" office:value-type="time" office:time-value="PT16H51M00S" calcext:value-type="time">
            <text:p>16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C" calcext:value-type="string">
            <text:p>LE MANC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[.$A$6]" office:value-type="time" office:time-value="PT16H51M00S" calcext:value-type="time">
            <text:p>16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[.$A$6]" office:value-type="time" office:time-value="PT17H00M00S" calcext:value-type="time">
            <text:p>17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[.$A$6]" office:value-type="time" office:time-value="PT17H00M00S" calcext:value-type="time">
            <text:p>17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[.$A$6]" office:value-type="time" office:time-value="PT17H09M00S" calcext:value-type="time">
            <text:p>17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14]" office:value-type="string" office:string-value="LE MANC" calcext:value-type="string">
            <text:p>LE MANC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[.$A$6]" office:value-type="time" office:time-value="PT17H09M00S" calcext:value-type="time">
            <text:p>17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5" table:formula="of:=[.E27]+[.$A$6]" office:value-type="time" office:time-value="PT17H18M00S" calcext:value-type="time">
            <text:p>17:18:00</text:p>
          </table:table-cell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"/>
        <table:table-column table:style-name="co17" table:default-cell-style-name="ce13"/>
        <table:table-column table:style-name="co25" table:default-cell-style-name="ce13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7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F" calcext:value-type="string">
            <text:p>U13F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9" office:value-type="string" calcext:value-type="string" table:number-columns-spanned="3" table:number-rows-spanned="1">
            <text:p>buts</text:p>
          </table:table-cell>
          <table:covered-table-cell table:style-name="ce149"/>
          <table:covered-table-cell/>
          <table:table-cell table:style-name="ce151" office:value-type="string" calcext:value-type="string" table:number-columns-spanned="3" table:number-rows-spanned="1">
            <text:p>match1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2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3</text:p>
          </table:table-cell>
          <table:covered-table-cell table:style-name="ce151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7" table:formula="of:=[$lesequipes.$D10]" office:value-type="string" office:string-value="U13F1" calcext:value-type="string">
            <text:p>U13F1</text:p>
          </table:table-cell>
          <table:table-cell table:style-name="ce107" table:formula="of:=[$lesequipes.$F10]" office:value-type="string" office:string-value="FCSSM1" calcext:value-type="string">
            <text:p>FCSSM1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2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7" table:formula="of:=[$lesequipes.$D11]" office:value-type="string" office:string-value="U13F2" calcext:value-type="string">
            <text:p>U13F2</text:p>
          </table:table-cell>
          <table:table-cell table:style-name="ce107" table:formula="of:=[$lesequipes.$F11]" office:value-type="string" office:string-value="FCVL" calcext:value-type="string">
            <text:p>FCVL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7" table:formula="of:=[$lesequipes.$D12]" office:value-type="string" office:string-value="U13F3" calcext:value-type="string">
            <text:p>U13F3</text:p>
          </table:table-cell>
          <table:table-cell table:style-name="ce107" table:formula="of:=[$lesequipes.$F12]" office:value-type="string" office:string-value="SABLE" calcext:value-type="string">
            <text:p>SABLE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7" table:formula="of:=[$lesequipes.$D13]" office:value-type="string" office:string-value="U13F4" calcext:value-type="string">
            <text:p>U13F4</text:p>
          </table:table-cell>
          <table:table-cell table:style-name="ce107" table:formula="of:=[$lesequipes.$F13]" office:value-type="string" office:string-value="GATINE2" calcext:value-type="string">
            <text:p>GATINE2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109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F" calcext:value-type="string">
            <text:p>U13F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9" office:value-type="string" calcext:value-type="string" table:number-columns-spanned="3" table:number-rows-spanned="1">
            <text:p>buts</text:p>
          </table:table-cell>
          <table:covered-table-cell table:style-name="ce149"/>
          <table:covered-table-cell/>
          <table:table-cell table:style-name="ce151" office:value-type="string" calcext:value-type="string" table:number-columns-spanned="3" table:number-rows-spanned="1">
            <text:p>match1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2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3</text:p>
          </table:table-cell>
          <table:covered-table-cell table:style-name="ce151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9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9" table:formula="of:=[$lesequipes.$D14]" office:value-type="string" office:string-value="U13F5" calcext:value-type="string">
            <text:p>U13F5</text:p>
          </table:table-cell>
          <table:table-cell table:style-name="ce109" table:formula="of:=[$lesequipes.$F14]" office:value-type="string" office:string-value="LE MANC" calcext:value-type="string">
            <text:p>LE MANC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2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9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9" table:formula="of:=[$lesequipes.$D15]" office:value-type="string" office:string-value="U13F6" calcext:value-type="string">
            <text:p>U13F6</text:p>
          </table:table-cell>
          <table:table-cell table:style-name="ce109" table:formula="of:=[$lesequipes.$F15]" office:value-type="string" office:string-value="GATINE1" calcext:value-type="string">
            <text:p>GATINE1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9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9" table:formula="of:=[$lesequipes.$D16]" office:value-type="string" office:string-value="U13F7" calcext:value-type="string">
            <text:p>U13F7</text:p>
          </table:table-cell>
          <table:table-cell table:style-name="ce109" table:formula="of:=[$lesequipes.$F16]" office:value-type="string" office:string-value="FCSSM2" calcext:value-type="string">
            <text:p>FCSSM2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9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9" table:formula="of:=[$lesequipes.$D17]" office:value-type="string" office:string-value="U13F8" calcext:value-type="string">
            <text:p>U13F8</text:p>
          </table:table-cell>
          <table:table-cell table:style-name="ce109" table:formula="of:=[$lesequipes.$F17]" office:value-type="string" office:string-value="SARGE" calcext:value-type="string">
            <text:p>SARGE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F" calcext:value-type="string">
            <text:p>U15F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9" office:value-type="string" calcext:value-type="string" table:number-columns-spanned="3" table:number-rows-spanned="1">
            <text:p>buts</text:p>
          </table:table-cell>
          <table:covered-table-cell table:style-name="ce149"/>
          <table:covered-table-cell/>
          <table:table-cell table:style-name="ce151" office:value-type="string" calcext:value-type="string" table:number-columns-spanned="3" table:number-rows-spanned="1">
            <text:p>match1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2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3</text:p>
          </table:table-cell>
          <table:covered-table-cell table:style-name="ce151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F1" calcext:value-type="string">
            <text:p>U15F1</text:p>
          </table:table-cell>
          <table:table-cell table:style-name="ce77" table:formula="of:=[$lesequipes.$F18]" office:value-type="string" office:string-value="FCVL" calcext:value-type="string">
            <text:p>FCVL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2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F2" calcext:value-type="string">
            <text:p>U15F2</text:p>
          </table:table-cell>
          <table:table-cell table:style-name="ce77" table:formula="of:=[$lesequipes.$F19]" office:value-type="string" office:string-value="GATINE2" calcext:value-type="string">
            <text:p>GATINE2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F3" calcext:value-type="string">
            <text:p>U15F3</text:p>
          </table:table-cell>
          <table:table-cell table:style-name="ce77" table:formula="of:=[$lesequipes.$F20]" office:value-type="string" office:string-value="SABLE" calcext:value-type="string">
            <text:p>SABLE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F4" calcext:value-type="string">
            <text:p>U15F4</text:p>
          </table:table-cell>
          <table:table-cell table:style-name="ce77" table:formula="of:=[$lesequipes.$F21]" office:value-type="string" office:string-value="ECOMMOY" calcext:value-type="string">
            <text:p>ECOMMOY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F" calcext:value-type="string">
            <text:p>U15F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9" office:value-type="string" calcext:value-type="string" table:number-columns-spanned="3" table:number-rows-spanned="1">
            <text:p>buts</text:p>
          </table:table-cell>
          <table:covered-table-cell table:style-name="ce149"/>
          <table:covered-table-cell/>
          <table:table-cell table:style-name="ce151" office:value-type="string" calcext:value-type="string" table:number-columns-spanned="3" table:number-rows-spanned="1">
            <text:p>match1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2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3</text:p>
          </table:table-cell>
          <table:covered-table-cell table:style-name="ce151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F5" calcext:value-type="string">
            <text:p>U15F5</text:p>
          </table:table-cell>
          <table:table-cell table:style-name="ce78" table:formula="of:=[$lesequipes.$F22]" office:value-type="string" office:string-value="CHANGE" calcext:value-type="string">
            <text:p>CHANGE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2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F6" calcext:value-type="string">
            <text:p>U15F6</text:p>
          </table:table-cell>
          <table:table-cell table:style-name="ce78" table:formula="of:=[$lesequipes.$F23]" office:value-type="string" office:string-value="GATINE1" calcext:value-type="string">
            <text:p>GATINE1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F7" calcext:value-type="string">
            <text:p>U15F7</text:p>
          </table:table-cell>
          <table:table-cell table:style-name="ce78" table:formula="of:=[$lesequipes.$F24]" office:value-type="string" office:string-value="VILLIERS" calcext:value-type="string">
            <text:p>VILLIERS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F8" calcext:value-type="string">
            <text:p>U15F8</text:p>
          </table:table-cell>
          <table:table-cell table:style-name="ce78" table:formula="of:=[$lesequipes.$F25]" office:value-type="string" office:string-value="SARGE" calcext:value-type="string">
            <text:p>SARGE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36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37" table:default-cell-style-name="ce13"/>
        <table:table-column table:style-name="co26" table:default-cell-style-name="ce13"/>
        <table:table-column table:style-name="co38" table:default-cell-style-name="ce13"/>
        <table:table-column table:style-name="co39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default-cell-style-name="ce13"/>
        <table:table-column table:style-name="co40" table:default-cell-style-name="ce13"/>
        <table:table-column table:style-name="co19" table:default-cell-style-name="ce13"/>
        <table:table-column table:style-name="co41" table:default-cell-style-name="ce13"/>
        <table:table-column table:style-name="co20" table:default-cell-style-name="ce13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F" calcext:value-type="string">
            <text:p>U13F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20M00S" calcext:value-type="time">
            <text:p>17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5" table:formula="of:=1/24/60*9" office:value-type="float" office:value="0.00625" calcext:value-type="float">
            <text:p>0,00625</text:p>
          </table:table-cell>
          <table:table-cell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7H20M00S" calcext:value-type="time">
            <text:p>17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5" office:value-type="string" calcext:value-type="string">
            <text:p>1/24/60*9</text:p>
          </table:table-cell>
          <table:table-cell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5]" office:value-type="time" office:time-value="PT17H29M00S" calcext:value-type="time">
            <text:p>17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[.$A$5]" office:value-type="time" office:time-value="PT17H29M00S" calcext:value-type="time">
            <text:p>17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[.$A$5]" office:value-type="time" office:time-value="PT17H38M00S" calcext:value-type="time">
            <text:p>17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[.$A$5]" office:value-type="time" office:time-value="PT17H38M00S" calcext:value-type="time">
            <text:p>17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[.$A$5]" office:value-type="time" office:time-value="PT17H47M00S" calcext:value-type="time">
            <text:p>17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[.$A$5]" office:value-type="time" office:time-value="PT17H47M00S" calcext:value-type="time">
            <text:p>17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5]" office:value-type="time" office:time-value="PT17H56M00S" calcext:value-type="time">
            <text:p>17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[.$A$5]" office:value-type="time" office:time-value="PT17H56M00S" calcext:value-type="time">
            <text:p>17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5F" calcext:value-type="string">
            <text:p>U15F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[.$A$5]" office:value-type="time" office:time-value="PT18H05M00S" calcext:value-type="time">
            <text:p>18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[.$A$5]" office:value-type="time" office:time-value="PT18H05M00S" calcext:value-type="time">
            <text:p>18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[.$A$5]" office:value-type="time" office:time-value="PT18H14M00S" calcext:value-type="time">
            <text:p>18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[.$A$5]" office:value-type="time" office:time-value="PT18H14M00S" calcext:value-type="time">
            <text:p>18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8H40M00S" calcext:value-type="time">
            <text:p>18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5" table:formula="of:=[.E19]+[.$A$5]" office:value-type="time" office:time-value="PT18H49M00S" calcext:value-type="time">
            <text:p>18:49:00</text:p>
          </table:table-cell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7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19:51:16.4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17T22:06:27.679000000</dc:date>
    <meta:editing-duration>P5DT3H10M39S</meta:editing-duration>
    <meta:editing-cycles>236</meta:editing-cycles>
    <meta:generator>LibreOffice/7.5.4.2$Windows_X86_64 LibreOffice_project/36ccfdc35048b057fd9854c757a8b67ec53977b6</meta:generator>
    <meta:document-statistic meta:table-count="5" meta:cell-count="1137" meta:object-count="4"/>
  </office:meta>
</office:document-meta>
</file>